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931F834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2.18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預設-outline1">
      <style:graphic-properties draw:auto-grow-height="true" fo:min-height="12.18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fo:min-height="3.506cm"/>
    </style:style>
    <style:style style:name="co1" style:family="table-column">
      <style:table-column-properties style:column-width="8.024cm" style:use-optimal-column-width="false"/>
    </style:style>
    <style:style style:name="co2" style:family="table-column">
      <style:table-column-properties style:column-width="17.776cm" style:use-optimal-column-width="false"/>
    </style:style>
    <style:style style:name="ro1" style:family="table-row">
      <style:table-row-properties style:row-height="0.992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</style:style>
    <style:style style:name="P1" style:family="paragraph">
      <style:paragraph-properties fo:text-align="end"/>
    </style:style>
    <style:style style:name="P2" style:family="paragraph">
      <style:text-properties style:font-size-asian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fo:font-family="'AR PL UKai TW'" style:font-pitch="variable"/>
    </style:style>
    <style:style style:name="P5" style:family="paragraph">
      <style:text-properties style:font-size-asian="28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family="'AR PL UKai TW'" style:font-pitch="variable" fo:font-size="16pt" style:font-size-asian="16pt" style:font-size-complex="16pt"/>
    </style:style>
    <style:style style:name="T6" style:family="text">
      <style:text-properties fo:font-family="'AR PL UKai TW'" style:font-pitch="variable" fo:font-size="9pt" style:font-size-asian="9pt" style:font-size-complex="9pt"/>
    </style:style>
    <style:style style:name="T7" style:family="text">
      <style:text-properties fo:font-family="'AR PL UKai TW'" style:font-pitch="variable" fo:font-size="14pt" style:font-size-asian="14pt" style:font-size-complex="14pt"/>
    </style:style>
    <style:style style:name="T8" style:family="text">
      <style:text-properties fo:font-family="'AR PL UKai TW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HTS工具介紹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 text:style-name="P1">102/09/06　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準備檔案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聲音檔</text:p>
                <text:list>
                  <text:list-item>
                    <text:p>無wav檔頭</text:p>
                  </text:list-item>
                </text:list>
              </text:list-item>
              <text:list-item>
                <text:p>標籤label檔</text:p>
                <text:list>
                  <text:list-item>
                    <text:p>音切好</text:p>
                  </text:list-item>
                  <text:list-item>
                    <text:p>格式愛家己訂</text:p>
                  </text:list-item>
                </text:list>
              </text:list-item>
              <text:list-item>
                <text:p>問題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h0012310_2.lab</text:p>
          </draw:text-box>
        </draw:frame>
        <draw:frame draw:style-name="standard" draw:layer="layout" svg:width="25.799cm" svg:height="13.73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單位標籤檔</text:span></text:p>
                <text:p><text:span text:style-name="T1">（</text:span><text:span text:style-name="T1">mono</text:span><text:span text:style-name="T1">　</text:span><text:span text:style-name="T1">label</text:span><text:span text:style-name="T1">）：</text:span></text:p>
                <text:p><text:span text:style-name="T1">0 300000 sil</text:span></text:p>
                <text:p><text:span text:style-name="T1">300000 800000 m</text:span></text:p>
                <text:p><text:span text:style-name="T1">800000 2700000 uinn</text:span></text:p>
                <text:p><text:span text:style-name="T1">2700000 3800000 k</text:span></text:p>
                <text:p><text:span text:style-name="T1">3800000 5600000 ui</text:span></text:p>
                <text:p><text:span text:style-name="T1">5600000 7200000 sil</text:span></text:p>
                <text:p><text:span text:style-name="T1"/></text:p>
                <text:p><text:span text:style-name="T1"/></text:p>
              </table:table-cell>
              <table:table-cell>
                <text:p><text:span text:style-name="T1">全文標籤檔（</text:span><text:span text:style-name="T1">full</text:span><text:span text:style-name="T1">　</text:span><text:span text:style-name="T1">label</text:span><text:span text:style-name="T1">）：</text:span></text:p>
                <text:p><text:span text:style-name="T1">0 300000 x-sil+x/tiau3:x/su5:x!x@x/ku3:x^x_x</text:span></text:p>
                <text:p><text:span text:style-name="T1">300000 800000 sil-m+uinn/tiau3:7/su5:0!2@2/ku3:0^2_2</text:span></text:p>
                <text:p><text:span text:style-name="T1">800000 2700000 m-uinn+k/tiau3:7/su5:0!2@2/ku3:0^2_2</text:span></text:p>
                <text:p><text:span text:style-name="T1">2700000 3800000 uinn-k+ui/tiau3:3/su5:1!1@2/ku3:1^1_2</text:span></text:p>
                <text:p><text:span text:style-name="T1">3800000 5600000 k-ui+sil/tiau3:3/su5:1!1@2/ku3:1^1_2</text:span></text:p>
                <text:p><text:span text:style-name="T1">5600000 7200000 x-sil+x/tiau3:x/su5:x!x@x/ku3:x^x_x</text:span></text:p>
                <text:p><text:span text:style-name="T1"/></text:p>
                <text:p><text:span text:style-name="T1"/></text:p>
              </table:table-cell>
            </table:table-row>
            <table:table-row table:style-name="ro1" table:default-cell-style-name="ce2">
              <table:table-cell table:number-columns-spanned="2">
                <text:p><text:span text:style-name="T1">我訂的格式：</text:span></text:p>
                <text:p><text:span text:style-name="T1">前音</text:span><text:span text:style-name="T1">-</text:span><text:span text:style-name="T1">此音</text:span><text:span text:style-name="T1">+</text:span><text:span text:style-name="T1">後音</text:span><text:span text:style-name="T1">/</text:span><text:span text:style-name="T1">調：調類</text:span><text:span text:style-name="T1">/</text:span><text:span text:style-name="T1">詞：第幾字</text:span><text:span text:style-name="T1">!</text:span><text:span text:style-name="T1">上尾第幾字</text:span><text:span text:style-name="T1">@</text:span><text:span text:style-name="T1">攏總字</text:span><text:span text:style-name="T1">/</text:span><text:span text:style-name="T1">句：第幾字</text:span><text:span text:style-name="T1">^</text:span><text:span text:style-name="T1">上尾第幾字</text:span><text:span text:style-name="T1">_</text:span><text:span text:style-name="T1">攏總字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問題集</text:p>
          </draw:text-box>
        </draw:frame>
        <draw:frame presentation:style-name="pr5" draw:layer="layout" svg:width="23cm" svg:height="11.929cm" svg:x="2.5cm" svg:y="5.7cm" presentation:class="outline" presentation:user-transformed="true">
          <draw:text-box>
            <text:list text:style-name="L2">
              <text:list-item>
                <text:p><text:span text:style-name="T2">...</text:span></text:p>
              </text:list-item>
              <text:list-item>
                <text:p><text:span text:style-name="T2">QS "Si7_Ki2_Uan5_Im1" <text:s text:c="5"/>{*-i+*,*-e+*,*-a+*}</text:span></text:p>
              </text:list-item>
              <text:list-item>
                <text:p><text:span text:style-name="T2">QS "Si7_Kin1_Uan5_Im1" <text:s text:c="3"/>{*-o+*,*-u+*}</text:span></text:p>
              </text:list-item>
              <text:list-item>
                <text:p><text:span text:style-name="T2">QS "Si7_Ting2_Uan5_Im1" <text:s text:c="5"/>{*-i+*,*-u+*}</text:span></text:p>
              </text:list-item>
              <text:list-item>
                <text:p><text:span text:style-name="T2">QS "Si7_Tiong1_Uan5_Im1" <text:s text:c="3"/>{*-e+*,*-o+*}</text:span></text:p>
              </text:list-item>
              <text:list-item>
                <text:p><text:span text:style-name="T2">QS "Si7_Ke1_Uan5_Im1" <text:s text:c="5"/>{*-a+*}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訓練後會產生決策樹</text:p>
          </draw:text-box>
        </draw:frame>
        <draw:frame presentation:style-name="pr5" draw:layer="layout" svg:width="23cm" svg:height="13.169cm" svg:x="2.5cm" svg:y="5.7cm" presentation:class="outline" presentation:user-transformed="true">
          <draw:text-box>
            <text:list text:style-name="L2">
              <text:list-item>
                <text:p><text:span text:style-name="T3">{*}[2].stream[1]</text:span></text:p>
              </text:list-item>
              <text:list-item>
                <text:p><text:span text:style-name="T3">{</text:span></text:p>
              </text:list-item>
              <text:list-item>
                <text:p><text:span text:style-name="T3"><text:s text:c="3"/></text:span><text:span text:style-name="T3">0 Utt_Len_Ku3&lt;=4 <text:s text:c="36"/>-1 <text:s text:c="8"/>-3 <text:s text:c="3"/></text:span></text:p>
              </text:list-item>
              <text:list-item>
                <text:p><text:span text:style-name="T3"><text:s text:c="2"/></text:span><text:span text:style-name="T3">-1 Si7_Tsing7 <text:s text:c="40"/>-2 <text:s text:c="9"/>"mgc_s2_1" </text:span></text:p>
              </text:list-item>
              <text:list-item>
                <text:p><text:span text:style-name="T3"><text:s text:c="2"/></text:span><text:span text:style-name="T3">-2 Si7_Uan5_Im1 <text:s text:c="37"/>-17 <text:s text:c="8"/>-7 <text:s text:c="3"/></text:span></text:p>
              </text:list-item>
              <text:list-item>
                <text:p><text:span text:style-name="T3"><text:s text:c="2"/></text:span><text:span text:style-name="T3">-3 Ui3_Su5_Bue2&lt;=2 <text:s text:c="34"/>-12 <text:s text:c="8"/>-4 <text:s text:c="3"/></text:span></text:p>
              </text:list-item>
              <text:list-item>
                <text:p><text:span text:style-name="T3"><text:s text:c="2"/></text:span><text:span text:style-name="T3">-4 Si7_i_Tiong1 <text:s text:c="38"/>-6 <text:s text:c="8"/>-5 <text:s text:c="3"/></text:span></text:p>
                <text:p><text:span text:style-name="T4">原則</text:span></text:p>
                <text:list>
                  <text:list-item>
                    <text:p><text:span text:style-name="T4">揣一个問題</text:span></text:p>
                  </text:list-item>
                  <text:list-item>
                    <text:p><text:span text:style-name="T4">予兩爿的數量差無濟</text:span></text:p>
                  </text:list-item>
                  <text:list-item>
                    <text:p><text:span text:style-name="T4">兩爿的性質差上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使用決策樹</text:p>
          </draw:text-box>
        </draw:frame>
        <draw:frame presentation:style-name="pr5" draw:layer="layout" svg:width="23cm" svg:height="13.14cm" svg:x="2.5cm" svg:y="5.7cm" presentation:class="outline" presentation:user-transformed="true">
          <draw:text-box>
            <text:list text:style-name="L2">
              <text:list-item>
                <text:p><text:span text:style-name="T4">有三个聲音參數會用著決策樹</text:span></text:p>
                <text:list>
                  <text:list-item>
                    <text:p><text:span text:style-name="T1">mgc</text:span><text:span text:style-name="T1">、</text:span><text:span text:style-name="T1">lf0</text:span><text:span text:style-name="T1">、</text:span><text:span text:style-name="T1">duration</text:span></text:p>
                  </text:list-item>
                  <text:list-item>
                    <text:p><text:span text:style-name="T1">範例預設有五个</text:span><text:span text:style-name="T1">state</text:span><text:span text:style-name="T1">，代表依時間切做五份</text:span></text:p>
                  </text:list-item>
                </text:list>
              </text:list-item>
              <text:list-item>
                <text:p><text:span text:style-name="T4">Mgc</text:span></text:p>
                <text:list>
                  <text:list-item>
                    <text:p><text:span text:style-name="T1">有五个</text:span><text:span text:style-name="T1">state</text:span><text:span text:style-name="T1">，逐个</text:span><text:span text:style-name="T1">state</text:span><text:span text:style-name="T1">有一个</text:span><text:span text:style-name="T1">stream</text:span></text:p>
                  </text:list-item>
                </text:list>
              </text:list-item>
              <text:list-item>
                <text:p><text:span text:style-name="T4">Lf0</text:span></text:p>
                <text:list>
                  <text:list-item>
                    <text:p><text:span text:style-name="T1">有五个</text:span><text:span text:style-name="T1">state</text:span></text:p>
                  </text:list-item>
                  <text:list-item>
                    <text:p><text:span text:style-name="T1">逐个</text:span><text:span text:style-name="T1">state</text:span><text:span text:style-name="T1">有三个</text:span><text:span text:style-name="T1">stream</text:span><text:span text:style-name="T1">，分別代表頻率、頻率差、頻率差之差</text:span></text:p>
                  </text:list-item>
                </text:list>
              </text:list-item>
              <text:list-item>
                <text:p><text:span text:style-name="T4">Duration</text:span></text:p>
                <text:list>
                  <text:list-item>
                    <text:p><text:span text:style-name="T1">一个</text:span><text:span text:style-name="T1">state</text:span><text:span text:style-name="T1">，一个</text:span><text:span text:style-name="T1">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訓練過程</text:p>
          </draw:text-box>
        </draw:frame>
        <draw:frame presentation:style-name="pr5" draw:text-style-name="P4" draw:layer="layout" svg:width="25.4cm" svg:height="11.92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$MKEMV = 1; # preparing environments</text:span></text:p>
              </text:list-item>
              <text:list-item>
                <text:p text:style-name="P3"><text:span text:style-name="T5">$HCMPV = 1; # computing a global variance</text:span></text:p>
              </text:list-item>
              <text:list-item>
                <text:p text:style-name="P3"><text:span text:style-name="T5">$IN_RE = 1; # initialization &amp; reestimation</text:span><text:span text:style-name="T5">　←用單位標籤先訓練模型</text:span></text:p>
              </text:list-item>
              <text:list-item>
                <text:p text:style-name="P3"><text:span text:style-name="T5">$MMMMF = 1; # making a monophone mmf</text:span></text:p>
              </text:list-item>
              <text:list-item>
                <text:p text:style-name="P3"><text:span text:style-name="T5">$ERST0 = 1; # embedded reestimation (monophone)</text:span></text:p>
              </text:list-item>
              <text:list-item>
                <text:p text:style-name="P3"><text:span text:style-name="T5">$MN2FL = 1; # copying monophone mmf to fullcontext one</text:span><text:span text:style-name="T5">　←用單位標籤的複製到全文標籤來做</text:span></text:p>
              </text:list-item>
              <text:list-item>
                <text:p text:style-name="P3"><text:span text:style-name="T5">$ERST1 = 1; # embedded reestimation (fullcontext)</text:span></text:p>
                <text:p text:style-name="P3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訓練過程</text:p>
          </draw:text-box>
        </draw:frame>
        <draw:frame presentation:style-name="pr5" draw:text-style-name="P4" draw:layer="layout" svg:width="25.4cm" svg:height="12.266cm" svg:x="1.4cm" svg:y="4.914cm" presentation:class="outline" presentation:user-transformed="true">
          <draw:text-box>
            <text:list text:style-name="L2">
              <text:list-item>
                <text:p text:style-name="P3"><text:span text:style-name="T7">$CXCL1 = 1; # tree-based context clustering</text:span><text:span text:style-name="T8">　←用著問題集</text:span></text:p>
              </text:list-item>
              <text:list-item>
                <text:p text:style-name="P3"><text:span text:style-name="T7">$ERST2 = 1; # embedded reestimation (clustered)</text:span></text:p>
              </text:list-item>
              <text:list-item>
                <text:p text:style-name="P3"><text:span text:style-name="T7">$UNTIE = 1; # untying the parameter sharing structure</text:span></text:p>
              </text:list-item>
              <text:list-item>
                <text:p text:style-name="P3"><text:span text:style-name="T7">$ERST3 = 1; # embedded reestimation (untied)</text:span></text:p>
              </text:list-item>
              <text:list-item>
                <text:p text:style-name="P3"><text:span text:style-name="T7">$CXCL2 = 1; # tree-based context clustering</text:span><text:span text:style-name="T7">　←用著問題集</text:span></text:p>
              </text:list-item>
              <text:list-item>
                <text:p text:style-name="P3"><text:span text:style-name="T7">$ERST4 = 1; # embedded reestimation (re-clustered)</text:span></text:p>
              </text:list-item>
              <text:list-item>
                <text:p text:style-name="P3"><text:span text:style-name="T7">$FALGN = 1; # forced alignment for no-silent GV</text:span></text:p>
              </text:list-item>
              <text:list-item>
                <text:p text:style-name="P3"><text:span text:style-name="T7">$MCDGV = 1; # making global variance</text:span></text:p>
              </text:list-item>
              <text:list-item>
                <text:p text:style-name="P3"><text:span text:style-name="T7">$MKUNG = 1; # making unseen models (GV)</text:span></text:p>
              </text:list-item>
              <text:list-item>
                <text:p text:style-name="P3"><text:span text:style-name="T7">$MKUN1 = 1; # making unseen models (1mix)</text:span></text:p>
              </text:list-item>
              <text:list-item>
                <text:p text:style-name="P3"><text:span text:style-name="T7">$PGEN1 = 1; # generating speech parameter sequences (1mix)</text:span><text:span text:style-name="T7">　←提供愛合的全文標籤，就會當合聲音</text:span></text:p>
              </text:list-item>
              <text:list-item>
                <text:p text:style-name="P3"><text:span text:style-name="T7">$WGEN1 = 1; # synthesizing waveforms (1mix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驛微米黑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微米黑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驛微米黑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hc </meta:initial-creator>
    <meta:creation-date>2013-08-05T15:02:50</meta:creation-date>
    <dc:date>2014-02-14T10:40:36</dc:date>
    <dc:creator>Ihc </dc:creator>
    <meta:editing-duration>PT43M30S</meta:editing-duration>
    <meta:editing-cycles>13</meta:editing-cycles>
    <meta:generator>LibreOffice/3.5$Linux_X86_64 LibreOffice_project/350m1$Build-2</meta:generator>
    <meta:document-statistic meta:object-count="64"/>
  </office:meta>
</office:document-meta>
</file>